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font-name="Liberation Sans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8" style:family="table-cell" style:parent-style-name="Default">
      <style:table-cell-properties fo:border="0.06pt solid #000000"/>
      <style:text-properties fo:color="#2323dc" style:font-name="Liberation 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g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Credit risk models</text:p>
          </table:table-cell>
          <table:table-cell office:value-type="string" calcext:value-type="string">
            <text:p><text:a xlink:href="mailto:D.Cheng@tudelft.nl" xlink:type="simple">D.Che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irillo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4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table:style-name="ce9"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 table:style-name="ce9"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 table:style-name="ce9"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Kuniewski </text:p>
          </table:table-cell>
          <table:table-cell office:value-type="string" calcext:value-type="string">
            <text:p>Sebastian</text:p>
          </table:table-cell>
          <table:table-cell table:style-name="ce9"/>
          <table:table-cell office:value-type="string" calcext:value-type="string">
            <text:p><text:a xlink:href="mailto:S.K.Kuniewski@tudelft.nl" xlink:type="simple">S.K.Kuniewsk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ude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table:style-name="ce9"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 table:style-name="ce9"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table:style-name="ce9"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 table:style-name="ce9"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table:style-name="ce9"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 table:style-name="ce9"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table:style-name="ce9"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 table:style-name="ce9"/>
          <table:table-cell table:style-name="ce15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table:style-name="ce9" office:value-type="string" calcext:value-type="string">
            <text:p>Stochastics</text:p>
          </table:table-cell>
          <table:table-cell table:style-name="ce15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 table:style-name="ce9"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6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 table:style-name="ce9"/>
          <table:table-cell table:style-name="ce15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 table:style-name="ce9"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table:style-name="ce9"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4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Circuits and System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6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3ME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ssi</text:p>
          </table:table-cell>
          <table:table-cell table:style-name="ce5" office:value-type="string" calcext:value-type="string">
            <text:p>Virginia</text:p>
          </table:table-cell>
          <table:table-cell table:style-name="ce5"/>
          <table:table-cell table:style-name="ce16" office:value-type="string" calcext:value-type="string">
            <text:p><text:a xlink:href="mailto:v.rossi@tudelft.nl" xlink:type="simple">v.rossi@tudelft.nl</text:a></text:p>
          </table:table-cell>
          <table:table-cell table:style-name="ce5" office:value-type="string" calcext:value-type="string">
            <text:p>PhD</text:p>
          </table:table-cell>
          <table:table-cell table:style-name="ce5" office:value-type="string" calcext:value-type="string">
            <text:p>Female</text:p>
          </table:table-cell>
          <table:table-cell table:style-name="ce21" office:value-type="string" calcext:value-type="string">
            <text:p>Vuik</text:p>
          </table:table-cell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4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6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7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7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8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8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8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4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8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8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ijchers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<text:a xlink:href="mailto:melissawijchers@gmail.com" xlink:type="simple">melissawijchers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 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8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9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5:09:48.622436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6-01-15T15:13:03.303581155</dc:date>
    <meta:editing-duration>PT2H38M2S</meta:editing-duration>
    <meta:editing-cycles>77</meta:editing-cycles>
    <meta:generator>LibreOffice/4.3.3.2$Linux_X86_64 LibreOffice_project/430m0$Build-2</meta:generator>
    <meta:print-date>2014-07-20T12:47:47</meta:print-date>
    <meta:document-statistic meta:table-count="3" meta:cell-count="510" meta:object-count="0"/>
  </office:meta>
</office:document-meta>
</file>